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f7d1" officeooo:paragraph-rsid="0017f7d1"/>
    </style:style>
    <style:style style:name="P2" style:family="paragraph" style:parent-style-name="Standard">
      <style:paragraph-properties fo:text-align="start" style:justify-single-word="false"/>
      <style:text-properties officeooo:rsid="0017f7d1" officeooo:paragraph-rsid="0019d005"/>
    </style:style>
    <style:style style:name="P3" style:family="paragraph" style:parent-style-name="Standard">
      <style:paragraph-properties fo:text-align="start" style:justify-single-word="false"/>
      <style:text-properties officeooo:rsid="0019d005" officeooo:paragraph-rsid="0019d005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19d005" officeooo:paragraph-rsid="0019d005"/>
    </style:style>
    <style:style style:name="P5" style:family="paragraph" style:parent-style-name="Standard">
      <style:paragraph-properties fo:text-align="start" style:justify-single-word="false"/>
      <style:text-properties fo:language="es" fo:country="ES" officeooo:rsid="001ac833" officeooo:paragraph-rsid="001ac833"/>
    </style:style>
    <style:style style:name="P6" style:family="paragraph" style:parent-style-name="Standard">
      <style:paragraph-properties fo:text-align="start" style:justify-single-word="false"/>
      <style:text-properties fo:language="es" fo:country="ES" officeooo:rsid="001ac833" officeooo:paragraph-rsid="001c216d"/>
    </style:style>
    <style:style style:name="P7" style:family="paragraph" style:parent-style-name="Standard">
      <style:paragraph-properties fo:text-align="start" style:justify-single-word="false"/>
      <style:text-properties fo:language="es" fo:country="ES" officeooo:rsid="001ce390" officeooo:paragraph-rsid="001ce390"/>
    </style:style>
    <style:style style:name="P8" style:family="paragraph" style:parent-style-name="Standard">
      <style:paragraph-properties fo:text-align="start" style:justify-single-word="false"/>
      <style:text-properties fo:language="es" fo:country="ES" officeooo:rsid="001d2411" officeooo:paragraph-rsid="001d2411"/>
    </style:style>
    <style:style style:name="P9" style:family="paragraph" style:parent-style-name="Standard">
      <style:paragraph-properties fo:text-align="start" style:justify-single-word="false" fo:break-before="page"/>
      <style:text-properties officeooo:rsid="0019d005" officeooo:paragraph-rsid="0019d005"/>
    </style:style>
    <style:style style:name="P10" style:family="paragraph" style:parent-style-name="Standard">
      <style:paragraph-properties fo:text-align="start" style:justify-single-word="false" fo:break-before="page"/>
      <style:text-properties fo:language="es" fo:country="ES" officeooo:rsid="0019d005" officeooo:paragraph-rsid="0019d005"/>
    </style:style>
    <style:style style:name="P11" style:family="paragraph" style:parent-style-name="Standard" style:list-style-name="L1">
      <style:paragraph-properties fo:text-align="start" style:justify-single-word="false"/>
      <style:text-properties fo:language="es" fo:country="ES" officeooo:rsid="0019d005" officeooo:paragraph-rsid="0019d005"/>
    </style:style>
    <style:style style:name="P12" style:family="paragraph" style:parent-style-name="Standard">
      <style:paragraph-properties fo:text-align="start" style:justify-single-word="false"/>
      <style:text-properties fo:language="es" fo:country="ES" officeooo:rsid="0019d005" officeooo:paragraph-rsid="0019d005"/>
    </style:style>
    <style:style style:name="P13" style:family="paragraph" style:parent-style-name="Standard" style:list-style-name="L1">
      <style:paragraph-properties fo:text-align="start" style:justify-single-word="false"/>
      <style:text-properties fo:language="es" fo:country="ES" officeooo:rsid="001ac833" officeooo:paragraph-rsid="001ac833"/>
    </style:style>
    <style:style style:name="P14" style:family="paragraph" style:parent-style-name="Standard" style:list-style-name="L2">
      <style:paragraph-properties fo:text-align="start" style:justify-single-word="false"/>
      <style:text-properties fo:language="es" fo:country="ES" officeooo:rsid="001ac833" officeooo:paragraph-rsid="001ac833"/>
    </style:style>
    <style:style style:name="P15" style:family="paragraph" style:parent-style-name="Standard" style:list-style-name="L2">
      <style:paragraph-properties fo:text-align="start" style:justify-single-word="false"/>
      <style:text-properties fo:language="es" fo:country="ES" officeooo:rsid="001ac833" officeooo:paragraph-rsid="001c216d"/>
    </style:style>
    <style:style style:name="P16" style:family="paragraph" style:parent-style-name="Standard" style:list-style-name="L3">
      <style:paragraph-properties fo:text-align="start" style:justify-single-word="false"/>
      <style:text-properties fo:language="es" fo:country="ES" officeooo:rsid="001ac833" officeooo:paragraph-rsid="001ac833"/>
    </style:style>
    <style:style style:name="P17" style:family="paragraph" style:parent-style-name="Standard" style:list-style-name="L2">
      <style:paragraph-properties fo:text-align="start" style:justify-single-word="false"/>
      <style:text-properties fo:language="es" fo:country="ES" officeooo:rsid="001c216d" officeooo:paragraph-rsid="001c216d"/>
    </style:style>
    <style:style style:name="P18" style:family="paragraph" style:parent-style-name="Standard" style:list-style-name="L4">
      <style:paragraph-properties fo:text-align="start" style:justify-single-word="false"/>
      <style:text-properties fo:language="es" fo:country="ES" officeooo:rsid="001ce390" officeooo:paragraph-rsid="001ce390"/>
    </style:style>
    <style:style style:name="P19" style:family="paragraph" style:parent-style-name="Standard" style:list-style-name="L4">
      <style:paragraph-properties fo:text-align="start" style:justify-single-word="false"/>
      <style:text-properties fo:language="es" fo:country="ES" officeooo:rsid="001d2411" officeooo:paragraph-rsid="001d2411"/>
    </style:style>
    <style:style style:name="P20" style:family="paragraph" style:parent-style-name="Standard">
      <style:paragraph-properties fo:text-align="start" style:justify-single-word="false"/>
      <style:text-properties fo:language="es" fo:country="ES" officeooo:rsid="001e42ec" officeooo:paragraph-rsid="001e42ec"/>
    </style:style>
    <style:style style:name="P21" style:family="paragraph" style:parent-style-name="Standard" style:list-style-name="L5">
      <style:paragraph-properties fo:text-align="start" style:justify-single-word="false"/>
      <style:text-properties fo:language="es" fo:country="ES" officeooo:rsid="001e42ec" officeooo:paragraph-rsid="001e42ec"/>
    </style:style>
    <style:style style:name="P22" style:family="paragraph" style:parent-style-name="Standard" style:list-style-name="L6">
      <style:paragraph-properties fo:text-align="start" style:justify-single-word="false"/>
      <style:text-properties fo:language="es" fo:country="ES" officeooo:rsid="001e42ec" officeooo:paragraph-rsid="001e42ec"/>
    </style:style>
    <style:style style:name="P23" style:family="paragraph" style:parent-style-name="Standard">
      <style:paragraph-properties fo:text-align="start" style:justify-single-word="false"/>
      <style:text-properties fo:language="es" fo:country="ES" officeooo:rsid="001ed8d0" officeooo:paragraph-rsid="001ed8d0"/>
    </style:style>
    <style:style style:name="P24" style:family="paragraph" style:parent-style-name="Standard">
      <style:paragraph-properties fo:text-align="start" style:justify-single-word="false"/>
      <style:text-properties fo:language="es" fo:country="ES" officeooo:rsid="00204bbb" officeooo:paragraph-rsid="00204bbb"/>
    </style:style>
    <style:style style:name="P25" style:family="paragraph" style:parent-style-name="Standard" style:list-style-name="L8">
      <style:paragraph-properties fo:text-align="start" style:justify-single-word="false"/>
      <style:text-properties fo:language="es" fo:country="ES" officeooo:rsid="00204bbb" officeooo:paragraph-rsid="00204bbb"/>
    </style:style>
    <style:style style:name="P26" style:family="paragraph" style:parent-style-name="Standard" style:list-style-name="L8">
      <style:paragraph-properties fo:text-align="start" style:justify-single-word="false"/>
      <style:text-properties officeooo:paragraph-rsid="00204bbb"/>
    </style:style>
    <style:style style:name="P27" style:family="paragraph" style:parent-style-name="Standard">
      <style:paragraph-properties fo:text-align="start" style:justify-single-word="false"/>
      <style:text-properties officeooo:rsid="0017f7d1" officeooo:paragraph-rsid="0019d005"/>
    </style:style>
    <style:style style:name="P28" style:family="paragraph" style:parent-style-name="Standard">
      <style:paragraph-properties fo:text-align="start" style:justify-single-word="false" fo:break-before="page"/>
      <style:text-properties fo:language="es" fo:country="ES" officeooo:rsid="001e42ec" officeooo:paragraph-rsid="001e42ec"/>
    </style:style>
    <style:style style:name="P29" style:family="paragraph" style:parent-style-name="Standard">
      <style:paragraph-properties fo:text-align="start" style:justify-single-word="false" fo:break-before="page"/>
      <style:text-properties fo:language="es" fo:country="ES" officeooo:rsid="001ed8d0" officeooo:paragraph-rsid="001ed8d0"/>
    </style:style>
    <style:style style:name="T1" style:family="text">
      <style:text-properties officeooo:rsid="001919dc"/>
    </style:style>
    <style:style style:name="T2" style:family="text">
      <style:text-properties fo:language="es" fo:country="ES" officeooo:rsid="00204bbb"/>
    </style:style>
    <style:style style:name="T3" style:family="text">
      <style:text-properties officeooo:rsid="001c216d"/>
    </style:style>
    <style:style style:name="T4" style:family="text">
      <style:text-properties officeooo:rsid="001ed8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S FUNCIONAL <text:span text:style-name="T1">PLATAFORMA WEB DE SITIOS COWORKING</text:span></text:p>
      <text:p text:style-name="P1"/>
      <text:p text:style-name="P1"/>
      <text:p text:style-name="P9">Descripcion:</text:p>
      <text:p text:style-name="P3"/>
      <text:p text:style-name="P3">Se creará una plataforma web que permite a los usuarios buscar espacios de Coworking, registrarse y reservas tanto plazas como salones enteros.</text:p>
      <text:p text:style-name="P3">A su vez, tendremos administradores de centros, que podrán generar los espacios en los que los usuarios reservarán.</text:p>
      <text:p text:style-name="P3">Se contemplan 3 roles principales, usuario anónimo, usuario registrado y administrador de centros.</text:p>
      <text:p text:style-name="P10">Usuario anónimo:</text:p>
      <text:p text:style-name="P4"/>
      <text:p text:style-name="P4">El usuario anónimo llegara a una landing page que le permitirá realizar las siguientes consultas:</text:p>
      <text:p text:style-name="P4"/>
      <text:list xml:id="list929492285" text:style-name="L1">
        <text:list-item>
          <text:p text:style-name="P11">Publicar un espacio de coworking nuevo</text:p>
        </text:list-item>
        <text:list-item>
          <text:p text:style-name="P11">Buscar espacios de coworking. Esta busqueda puede realizarse en base a diferentes criterios:</text:p>
          <text:list>
            <text:list-item>
              <text:p text:style-name="P11">nombre del centro <text:span text:style-name="T3">ó </text:span>localidad</text:p>
            </text:list-item>
            <text:list-item>
              <text:p text:style-name="P11">tipo de espacio</text:p>
            </text:list-item>
            <text:list-item>
              <text:p text:style-name="P13">fechas</text:p>
              <text:p text:style-name="P13"/>
            </text:list-item>
          </text:list>
        </text:list-item>
      </text:list>
      <text:p text:style-name="P5"/>
      <text:p text:style-name="P5">Una vez realizada la busqueda el usuario accederá a un listado de centros que satisfagan su consulta y a su vez tendrá opciones de ajustar la búsqueda con los siguientes campos:</text:p>
      <text:list xml:id="list4175326468" text:style-name="L2">
        <text:list-item>
          <text:p text:style-name="P14">precio <text:span text:style-name="T3">(rango de precios)</text:span></text:p>
        </text:list-item>
        <text:list-item>
          <text:p text:style-name="P14">puntuacion</text:p>
        </text:list-item>
        <text:list-item>
          <text:p text:style-name="P14">localidad</text:p>
        </text:list-item>
        <text:list-item>
          <text:p text:style-name="P17">tipo</text:p>
        </text:list-item>
        <text:list-item>
          <text:p text:style-name="P15">tipo de servicios</text:p>
        </text:list-item>
      </text:list>
      <text:p text:style-name="P6"/>
      <text:p text:style-name="P6">El usuario tambien tiene la posibilidad de ver los detalles de los centros que hayan cargado los administradores y tambien los comentarios de los usuarios que hayan realizado reservas.</text:p>
      <text:p text:style-name="P5"/>
      <text:p text:style-name="P5">Tambien se le permite al usuario ordenar dicha busqueda de diferentes maneras:</text:p>
      <text:list xml:id="list2480375751" text:style-name="L3">
        <text:list-item>
          <text:p text:style-name="P16">puntuacion (defecto)</text:p>
        </text:list-item>
        <text:list-item>
          <text:p text:style-name="P16">precio</text:p>
        </text:list-item>
      </text:list>
      <text:p text:style-name="P5"/>
      <text:p text:style-name="P5">Una vez elegido el espacio y determinada la cantidad de puestos y fechas el usuario podrá reservar este espacio con la condicion previa de registrarse.</text:p>
      <text:p text:style-name="P5"/>
      <text:p text:style-name="P7">El usuario en la landing page también podrá inscribirse como usuario administrador de espacios. Esto lo dirigirá a un formulario con campos específicos.</text:p>
      <text:p text:style-name="P7"/>
      <text:p text:style-name="P7">El usuario anónimo siempre <text:s/>tendrá un encabezado con un botón de registro, de login o acceso como administrador y una serie de accesos directos:</text:p>
      <text:list xml:id="list3427892204" text:style-name="L4">
        <text:list-item>
          <text:p text:style-name="P18">antiguas busquedas</text:p>
        </text:list-item>
        <text:list-item>
          <text:p text:style-name="P18">blog</text:p>
        </text:list-item>
        <text:list-item>
          <text:p text:style-name="P18">logo y homepage</text:p>
        </text:list-item>
        <text:list-item>
          <text:p text:style-name="P19">información sobre la página</text:p>
        </text:list-item>
      </text:list>
      <text:p text:style-name="P8"/>
      <text:p text:style-name="P5"/>
      <text:p text:style-name="P8">El usuario anónimo tendrá un footer con links a: terminos de uso, cookies, mapa del sitio, privacidad, blog.</text:p>
      <text:p text:style-name="P5"/>
      <text:p text:style-name="P5"/>
      <text:p text:style-name="P4"/>
      <text:p text:style-name="P28">USUARIO REGISTRADO</text:p>
      <text:p text:style-name="P20"/>
      <text:p text:style-name="P20">Cualquier usuario anónimo puede registrarse completando el formulario.</text:p>
      <text:p text:style-name="P20"/>
      <text:p text:style-name="P20">Al ingresars como usuario registrado se tienen TODAS las mismos accesos y funciones que un usuario anónimo pero además puede finalizar la reserva de un espacio/puesto (el botón de reservar estará habilitado).</text:p>
      <text:p text:style-name="P20"/>
      <text:p text:style-name="P20">Al usuario registrado se le agrega un link en el header donde puede acceder al espacio “MI COWORKING”</text:p>
      <text:p text:style-name="P20"/>
      <text:p text:style-name="P20">En espacio (página) mi CoWorking el usuario puede acceder a:</text:p>
      <text:list xml:id="list113370995" text:style-name="L5">
        <text:list-item>
          <text:p text:style-name="P21">Un listado con todas sus reservas</text:p>
        </text:list-item>
        <text:list-item>
          <text:p text:style-name="P21">Un listado de si la misma está en curso / finalizada / reservada</text:p>
        </text:list-item>
        <text:list-item>
          <text:p text:style-name="P21">Si la reserva está en curso un estado de “limpieza”</text:p>
        </text:list-item>
        <text:list-item>
          <text:p text:style-name="P21">Estado del pago <text:span text:style-name="T4">(indicando si está a pago o no y dar pop up/página de tarjeta si no lo está)</text:span></text:p>
        </text:list-item>
        <text:list-item>
          <text:p text:style-name="P21">Estado de incidencia (si la reserva está en “curso”)</text:p>
        </text:list-item>
      </text:list>
      <text:p text:style-name="P20"/>
      <text:p text:style-name="P20">El usuario en cada reserva tiene un link a un espacio para la gestión de todas las incidencias. Este espacio tiene que disponer de:</text:p>
      <text:list xml:id="list3036449102" text:style-name="L6">
        <text:list-item>
          <text:p text:style-name="P22">Categoría de incidencia</text:p>
        </text:list-item>
        <text:list-item>
          <text:p text:style-name="P22">Descripción</text:p>
        </text:list-item>
        <text:list-item>
          <text:p text:style-name="P22">Estado de la incidencia</text:p>
          <text:p text:style-name="P22"/>
        </text:list-item>
      </text:list>
      <text:p text:style-name="P20">Tambien debe de haber un formulario para agregar nuevas incidencias <text:span text:style-name="T4">en las reservas en curso. <text:s/>(Las reservas se ordenarán primero por “estado” y luego por fecha.</text:span></text:p>
      <text:p text:style-name="P20"/>
      <text:p text:style-name="P20">Al finalizar la reserva se le habilitará al usuario el poder puntuar el espacio/reserva y dejar un comentario sobre la misma. Si el usuario no ha comentado, esta información queda en pendiente.</text:p>
      <text:p text:style-name="P4"/>
      <text:p text:style-name="P4"/>
      <text:p text:style-name="P29">USUARIO ADMINISTRADOR</text:p>
      <text:p text:style-name="P23"/>
      <text:p text:style-name="P23">cuando un usuario ingresa como administrador cambia su land page a una página con informacion general de sus reservas. </text:p>
      <text:p text:style-name="P23"/>
      <text:p text:style-name="P24">En la misma se tiene un resumen con cada espacio con la siguiente información:</text:p>
      <text:list xml:id="list3774842955" text:style-name="L8">
        <text:list-item>
          <text:p text:style-name="P25">fechas de reserva (en un calendario)</text:p>
        </text:list-item>
        <text:list-item>
          <text:p text:style-name="P26"><text:span text:style-name="T2">limpieza pendiente / realizada</text:span></text:p>
        </text:list-item>
        <text:list-item>
          <text:p text:style-name="P25">link a incidencias (si está reportada)</text:p>
        </text:list-item>
      </text:list>
      <text:p text:style-name="P24"/>
      <text:p text:style-name="P24">Al ingresar en cada espacio se obtiene un detalle de cada reserva, fechas y incidencias ordenadas de mas reciente a antigua y los servicios que tiene cada espacio. Allí podremos ingresar a la gestion de incidencias para responder a la incidencia abierta por un usuario, donde se puede finalizarla y dejar un comentario de la subsanación.</text:p>
      <text:p text:style-name="P24"/>
      <text:p text:style-name="P24">El administrador puede entrar a una zona de gestion de espacios y centros. Donde puede crear nuevos centros con sus facilidades y agregar dentro de estos espacios.</text:p>
      <text:p text:style-name="P24"/>
      <text:p text:style-name="P24">Los espacios tienen información como cantidad de usuarios, servicios extra, horario de uso, reserva mínima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1:39:00.108413756</meta:creation-date>
    <dc:date>2021-05-27T15:49:44.869023316</dc:date>
    <meta:editing-duration>PT17M1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5" meta:paragraph-count="57" meta:word-count="687" meta:character-count="4112" meta:non-whitespace-character-count="3506"/>
  </office:meta>
</office:document-meta>
</file>